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5075in"/>
    </style:style>
    <style:style style:name="co4" style:family="table-column">
      <style:table-column-properties fo:break-before="auto" style:column-width="3.5484in"/>
    </style:style>
    <style:style style:name="co5" style:family="table-column">
      <style:table-column-properties fo:break-before="auto" style:column-width="4.5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One-time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rduino Mega 256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8.95" calcext:value-type="currency">
            <text:p>$38.95</text:p>
          </table:table-cell>
          <table:table-cell table:formula="of:=[.B2]*[.C2]" office:value-type="currency" office:currency="USD" office:value="38.95" calcext:value-type="currency">
            <text:p>$38.95</text:p>
          </table:table-cell>
          <table:table-cell office:value-type="string" calcext:value-type="string">
            <text:p>https://www.sparkfun.com/products/11061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Raspberry Pi 3B+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.00</text:p>
          </table:table-cell>
          <table:table-cell table:formula="of:=[.B3]*[.C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sparkfun.com/products/14643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12v Submersible water pum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9.2" calcext:value-type="currency">
            <text:p>$9.20</text:p>
          </table:table-cell>
          <table:table-cell table:formula="of:=[.B4]*[.C4]" office:value-type="currency" office:currency="USD" office:value="18.4" calcext:value-type="currency">
            <text:p>$18.40</text:p>
          </table:table-cell>
          <table:table-cell office:value-type="string" calcext:value-type="string">
            <text:p>https://www.digikey.com/en/products/detail/dfrobot/FIT0563/8827828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Main automated shutoff valve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B5]*[.C5]" office:value-type="currency" office:currency="USD" office:value="74.85" calcext:value-type="currency">
            <text:p>$74.85</text:p>
          </table:table-cell>
          <table:table-cell office:value-type="string" calcext:value-type="string">
            <text:p>https://www.adafruit.com/product/996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Main manual valve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.3" calcext:value-type="currency">
            <text:p>$2.30</text:p>
          </table:table-cell>
          <table:table-cell table:formula="of:=[.B6]*[.C6]" office:value-type="currency" office:currency="USD" office:value="6.9" calcext:value-type="currency">
            <text:p>$6.90</text:p>
          </table:table-cell>
          <table:table-cell table:number-columns-repeated="2" office:value-type="string" calcext:value-type="string">
            <text:p>Home Depot</text:p>
          </table:table-cell>
        </table:table-row>
        <table:table-row table:style-name="ro1">
          <table:table-cell office:value-type="string" calcext:value-type="string">
            <text:p>Outflow meters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B7]*[.C7]" office:value-type="currency" office:currency="USD" office:value="29.85" calcext:value-type="currency">
            <text:p>$29.85</text:p>
          </table:table-cell>
          <table:table-cell office:value-type="string" calcext:value-type="string">
            <text:p>https://www.adafruit.com/product/828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Float sensor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B8]*[.C8]" office:value-type="currency" office:currency="USD" office:value="14.58" calcext:value-type="currency">
            <text:p>$14.58</text:p>
          </table:table-cell>
          <table:table-cell office:value-type="string" calcext:value-type="string">
            <text:p>https://www.digikey.com/en/products/detail/littelfuse-inc/59630-4-T-02-F/4780327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Ultrasonic level sensor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.95" calcext:value-type="currency">
            <text:p>$3.95</text:p>
          </table:table-cell>
          <table:table-cell table:formula="of:=[.B9]*[.C9]" office:value-type="currency" office:currency="USD" office:value="7.9" calcext:value-type="currency">
            <text:p>$7.90</text:p>
          </table:table-cell>
          <table:table-cell office:value-type="string" calcext:value-type="string">
            <text:p>https://www.sparkfun.com/products/15569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PVC to male brass adapter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5.44" calcext:value-type="currency">
            <text:p>$5.44</text:p>
          </table:table-cell>
          <table:table-cell table:formula="of:=[.B10]*[.C10]" office:value-type="currency" office:currency="USD" office:value="16.32" calcext:value-type="currency">
            <text:p>$16.32</text:p>
          </table:table-cell>
          <table:table-cell office:value-type="string" calcext:value-type="string">
            <text:p>https://www.grainger.com/product/GRAINGER-APPROVED-CPVC-to-Brass-Adapter-23NY84?opr=APPD&amp;analytics=altItems_23NY81</text:p>
          </table:table-cell>
          <table:table-cell office:value-type="string" calcext:value-type="string">
            <text:p>Grainger</text:p>
          </table:table-cell>
        </table:table-row>
        <table:table-row table:style-name="ro1">
          <table:table-cell office:value-type="string" calcext:value-type="string">
            <text:p>Raspberry Pi touchscreen displa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[.B11]*[.C11]" office:value-type="currency" office:currency="USD" office:value="60" calcext:value-type="currency">
            <text:p>$60.00</text:p>
          </table:table-cell>
          <table:table-cell office:value-type="string" calcext:value-type="string">
            <text:p>https://www.sparkfun.com/products/13733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Relays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3.03" calcext:value-type="currency">
            <text:p>$3.03</text:p>
          </table:table-cell>
          <table:table-cell table:formula="of:=[.B12]*[.C12]" office:value-type="currency" office:currency="USD" office:value="15.15" calcext:value-type="currency">
            <text:p>$15.15</text:p>
          </table:table-cell>
          <table:table-cell office:value-type="string" calcext:value-type="string">
            <text:p>https://www.digikey.com/en/products/detail/toshiba-semiconductor-and-storage/TLP3542-F/871299?s=N4IgjCBcoLQCxVAYygMwIYBsDOBTANCAPZQDaIAHAExUQC6hADgC5QggC%2BXQ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B13]*[.C13]" office:value-type="currency" office:currency="USD" office:value="24.95" calcext:value-type="currency">
            <text:p>$24.95</text:p>
          </table:table-cell>
          <table:table-cell office:value-type="string" calcext:value-type="string">
            <text:p>https://www.adafruit.com/product/352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2.1 mm DC Power plug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95" calcext:value-type="currency">
            <text:p>$0.95</text:p>
          </table:table-cell>
          <table:table-cell table:formula="of:=[.B14]*[.C14]" office:value-type="currency" office:currency="USD" office:value="0.95" calcext:value-type="currency">
            <text:p>$0.95</text:p>
          </table:table-cell>
          <table:table-cell office:value-type="string" calcext:value-type="string">
            <text:p>https://www.adafruit.com/product/373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Power supply cable split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95" calcext:value-type="currency">
            <text:p>$2.95</text:p>
          </table:table-cell>
          <table:table-cell table:formula="of:=[.B15]*[.C15]" office:value-type="currency" office:currency="USD" office:value="2.95" calcext:value-type="currency">
            <text:p>$2.95</text:p>
          </table:table-cell>
          <table:table-cell office:value-type="string" calcext:value-type="string">
            <text:p>https://www.adafruit.com/product/1351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Voltage conver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B16]*[.C16]" office:value-type="currency" office:currency="USD" office:value="9.95" calcext:value-type="currency">
            <text:p>$9.95</text:p>
          </table:table-cell>
          <table:table-cell office:value-type="string" calcext:value-type="string">
            <text:p>https://www.adafruit.com/product/1385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PVC to female brass adapter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5.67" calcext:value-type="currency">
            <text:p>$5.67</text:p>
          </table:table-cell>
          <table:table-cell table:formula="of:=[.B17]*[.C17]" office:value-type="currency" office:currency="USD" office:value="51.03" calcext:value-type="currency">
            <text:p>$51.03</text:p>
          </table:table-cell>
          <table:table-cell office:value-type="string" calcext:value-type="string">
            <text:p>https://www.grainger.com/product/GRAINGER-APPROVED-CPVC-to-Brass-Adapter-23NY81?opr=APPD&amp;analytics=altItems_23NY84</text:p>
          </table:table-cell>
          <table:table-cell office:value-type="string" calcext:value-type="string">
            <text:p>Grainger</text:p>
          </table:table-cell>
        </table:table-row>
        <table:table-row table:style-name="ro1">
          <table:table-cell table:number-columns-repeated="3"/>
          <table:table-cell table:formula="of:=[.B18]*[.C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9]*[.C1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0]*[.C2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1]*[.C2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2]*[.C2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3]*[.C2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4]*[.C2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5]*[.C2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6]*[.C2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7]*[.C2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8]*[.C2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9]*[.C2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29])" office:value-type="currency" office:currency="USD" office:value="407.73" calcext:value-type="currency">
            <text:p>$407.73</text:p>
          </table:table-cell>
          <table:table-cell table:number-columns-repeated="2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er-tank" table:style-name="ta1"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Inflow valv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B2]*[.C2]" office:value-type="currency" office:currency="USD" office:value="24.95" calcext:value-type="currency">
            <text:p>$24.95</text:p>
          </table:table-cell>
          <table:table-cell office:value-type="string" calcext:value-type="string">
            <text:p>https://www.adafruit.com/product/996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PVC to female brass adapte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.67" calcext:value-type="currency">
            <text:p>$5.67</text:p>
          </table:table-cell>
          <table:table-cell table:formula="of:=[.B3]*[.C3]" office:value-type="currency" office:currency="USD" office:value="11.34" calcext:value-type="currency">
            <text:p>$11.34</text:p>
          </table:table-cell>
          <table:table-cell office:value-type="string" calcext:value-type="string">
            <text:p>https://www.grainger.com/product/GRAINGER-APPROVED-CPVC-to-Brass-Adapter-23NY81?opr=APPD&amp;analytics=altItems_23NY84</text:p>
          </table:table-cell>
          <table:table-cell office:value-type="string" calcext:value-type="string">
            <text:p>Grainger</text:p>
          </table:table-cell>
        </table:table-row>
        <table:table-row table:style-name="ro1">
          <table:table-cell office:value-type="string" calcext:value-type="string">
            <text:p>Relay 5v actuated, &gt;=12v switching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03" calcext:value-type="currency">
            <text:p>$3.03</text:p>
          </table:table-cell>
          <table:table-cell table:formula="of:=[.B4]*[.C4]" office:value-type="currency" office:currency="USD" office:value="3.03" calcext:value-type="currency">
            <text:p>$3.03</text:p>
          </table:table-cell>
          <table:table-cell office:value-type="string" calcext:value-type="string">
            <text:p>https://www.digikey.com/en/products/detail/toshiba-semiconductor-and-storage/TLP3542-F/871299?s=N4IgjCBcoLQCxVAYygMwIYBsDOBTANCAPZQDaIAHAExUQC6hADgC5QggC%2BXQ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3"/>
          <table:table-cell table:formula="of:=[.B5]*[.C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6]*[.C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7]*[.C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8]*[.C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9]*[.C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0]*[.C1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1]*[.C1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2]*[.C1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3]*[.C1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4]*[.C1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5]*[.C1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6]*[.C1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7]*[.C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8]*[.C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9]*[.C1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0]*[.C2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1]*[.C2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2]*[.C2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3]*[.C2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4]*[.C2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5]*[.C2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6]*[.C2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7]*[.C2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8]*[.C2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28])" office:value-type="currency" office:currency="USD" office:value="39.32" calcext:value-type="currency">
            <text:p>$39.32</text:p>
          </table:table-cell>
          <table:table-cell table:number-columns-repeated="2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04:49.808320047</meta:creation-date>
    <dc:date>2021-05-11T19:10:40.742273402</dc:date>
    <meta:editing-duration>PT1H3M34S</meta:editing-duration>
    <meta:editing-cycles>2</meta:editing-cycles>
    <meta:generator>LibreOffice/6.4.7.2$Linux_X86_64 LibreOffice_project/40$Build-2</meta:generator>
    <meta:document-statistic meta:table-count="2" meta:cell-count="164" meta:object-count="0"/>
  </office:meta>
</office:document-meta>
</file>